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517F36BDB1960878B0.png" manifest:media-type="image/png"/>
  <manifest:file-entry manifest:full-path="Pictures/1000689D0000200A0000085FDDE4D72C7DCACCAE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automatic-styles>
    <style:style style:name="tbl-profile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4993in" style:rel-column-width="24564*"/>
    </style:style>
    <style:style style:name="tbl-profile.B" style:family="table-column">
      <style:table-column-properties style:column-width="2.5007in" style:rel-column-width="40971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LEVEL_5f_COMPETENCES" style:display-name="LEVEL_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LEVEL_5f_COMPETENCES.A" style:display-name="LEVEL_COMPETENCES.A" style:family="table-column">
      <style:table-column-properties style:column-width="1.9389in" style:rel-column-width="21060*"/>
    </style:style>
    <style:style style:name="LEVEL_5f_COMPETENCES.B" style:display-name="LEVEL_COMPETENCES.B" style:family="table-column">
      <style:table-column-properties style:column-width="4.0944in" style:rel-column-width="44475*"/>
    </style:style>
    <style:style style:name="LEVEL_5f_COMPETENCES.1" style:display-name="LEVEL_COMPETENCES.1" style:family="table-row">
      <style:table-row-properties fo:background-color="transparent" fo:keep-together="auto">
        <style:background-image/>
      </style:table-row-properties>
    </style:style>
    <style:style style:name="LEVEL_5f_COMPETENCES.A1" style:display-name="LEVEL_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LEVEL_5f_COMPETENCES.B1" style:display-name="LEVEL_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LEVEL_5f_COMPETENCES.A2" style:display-name="LEVEL_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LEVEL_5f_COMPETENCES.B2" style:display-name="LEVEL_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5in" style:rel-column-width="8144*"/>
    </style:style>
    <style:style style:name="ADVANCED_5f_TRAININGS.C" style:display-name="ADVANCED_TRAININGS.C" style:family="table-column">
      <style:table-column-properties style:column-width="4.5347in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8pt" officeooo:paragraph-rsid="012bb0ad" style:font-size-asian="8pt"/>
    </style:style>
    <style:style style:name="P3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4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P5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6" style:family="paragraph" style:parent-style-name="Standard">
      <style:text-properties style:font-name="Roboto Light2" officeooo:paragraph-rsid="00f08541"/>
    </style:style>
    <style:style style:name="P7" style:family="paragraph" style:parent-style-name="Standard">
      <style:text-properties style:font-name="Roboto Light2" officeooo:paragraph-rsid="00389352"/>
    </style:style>
    <style:style style:name="P8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9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2"/>
    </style:style>
    <style:style style:name="P10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11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fb58c" officeooo:paragraph-rsid="010fb58c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style:font-name="Roboto Light3" officeooo:rsid="00e2c7c1" officeooo:paragraph-rsid="00f232fc"/>
    </style:style>
    <style:style style:name="P19" style:family="paragraph" style:parent-style-name="Standard">
      <style:text-properties officeooo:paragraph-rsid="00df4af6"/>
    </style:style>
    <style:style style:name="P20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0ecbc7a" officeooo:paragraph-rsid="01017a94" style:font-name-asian="Times New Roman" style:font-size-asian="10pt"/>
    </style:style>
    <style:style style:name="P21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4dc05" officeooo:paragraph-rsid="0104dc05" style:font-name-asian="Times New Roman" style:font-size-asian="10pt"/>
    </style:style>
    <style:style style:name="P22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73f11" officeooo:paragraph-rsid="01073f11" style:font-name-asian="Times New Roman" style:font-size-asian="10pt"/>
    </style:style>
    <style:style style:name="P23" style:family="paragraph" style:parent-style-name="Standard">
      <style:text-properties style:use-window-font-color="true" loext:opacity="0%" style:font-name="Roboto Light1" fo:font-size="10pt" fo:language="de" fo:country="CH" officeooo:rsid="010a318e" officeooo:paragraph-rsid="010a318e" style:font-name-asian="Times New Roman" style:font-size-asian="10pt"/>
    </style:style>
    <style:style style:name="P24" style:family="paragraph" style:parent-style-name="Standard">
      <style:text-properties style:use-window-font-color="true" loext:opacity="0%" style:font-name="Roboto Light1" fo:font-size="10pt" fo:language="de" fo:country="CH" officeooo:rsid="011ce462" officeooo:paragraph-rsid="011ce462" style:font-name-asian="Times New Roman" style:font-size-asian="10pt"/>
    </style:style>
    <style:style style:name="P25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28920a" style:font-name-asian="Times New Roman" style:font-size-asian="10pt"/>
    </style:style>
    <style:style style:name="P26" style:family="paragraph" style:parent-style-name="Standard">
      <style:text-properties style:use-window-font-color="true" loext:opacity="0%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7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28920a" fo:background-color="transparent" style:font-name-asian="Times New Roman" style:font-size-asian="10pt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eb31a2" officeooo:paragraph-rsid="01017a94"/>
    </style:style>
    <style:style style:name="P29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eb31a2" officeooo:paragraph-rsid="01257fac"/>
    </style:style>
    <style:style style:name="P30" style:family="paragraph" style:parent-style-name="Standard"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1" style:family="paragraph" style:parent-style-name="Standard">
      <style:paragraph-properties fo:text-align="start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2" style:family="paragraph" style:parent-style-name="Standard">
      <style:paragraph-properties fo:text-align="center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3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4" style:family="paragraph" style:parent-style-name="Standard">
      <style:text-properties style:use-window-font-color="true" loext:opacity="0%" style:font-name="Roboto1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35" style:family="paragraph" style:parent-style-name="Standard">
      <style:text-properties style:use-window-font-color="true" loext:opacity="0%" style:font-name="Roboto Light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6" style:family="paragraph" style:parent-style-name="Standard">
      <style:text-properties style:font-name="Roboto Light1" fo:font-weight="normal" officeooo:rsid="00bcffeb" officeooo:paragraph-rsid="0121cf8f" style:font-weight-asian="normal" style:font-weight-complex="normal"/>
    </style:style>
    <style:style style:name="P37" style:family="paragraph" style:parent-style-name="Standard">
      <style:text-properties style:font-name="Roboto Light1" officeooo:rsid="00bdb8ba" officeooo:paragraph-rsid="01017a94" fo:background-color="transparent"/>
    </style:style>
    <style:style style:name="P38" style:family="paragraph" style:parent-style-name="Small">
      <style:text-properties style:font-name="Roboto Light1"/>
    </style:style>
    <style:style style:name="P39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40" style:family="paragraph" style:parent-style-name="Standard">
      <style:text-properties style:font-name="Roboto Light3"/>
    </style:style>
    <style:style style:name="P41" style:family="paragraph" style:parent-style-name="Standard">
      <style:paragraph-properties fo:text-align="start" style:justify-single-word="false"/>
      <style:text-properties style:font-name="Roboto Light3"/>
    </style:style>
    <style:style style:name="P42" style:family="paragraph" style:parent-style-name="Standard">
      <style:text-properties style:font-name="Humnst777 Lt BT" officeooo:rsid="00c36693" officeooo:paragraph-rsid="00c36693"/>
    </style:style>
    <style:style style:name="P43" style:family="paragraph" style:parent-style-name="Standard">
      <style:text-properties fo:color="#ffffff" loext:opacity="100%" style:font-name="Roboto2" fo:font-weight="normal" officeooo:rsid="00e9a044" officeooo:paragraph-rsid="0121cf8f" style:font-weight-asian="normal" style:font-weight-complex="normal"/>
    </style:style>
    <style:style style:name="P44" style:family="paragraph" style:parent-style-name="Standard">
      <style:text-properties fo:color="#ffffff" loext:opacity="100%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45" style:family="paragraph" style:parent-style-name="Standard">
      <style:text-properties fo:color="#ffffff" loext:opacity="100%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46" style:family="paragraph" style:parent-style-name="Standard">
      <style:text-properties fo:color="#ffffff" loext:opacity="100%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47" style:family="paragraph" style:parent-style-name="Standard">
      <style:text-properties fo:color="#ffffff" loext:opacity="100%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48" style:family="paragraph" style:parent-style-name="Standard">
      <style:text-properties fo:color="#ffffff" loext:opacity="100%" style:font-name="Roboto2" fo:font-size="10pt" fo:language="de" fo:country="CH" fo:font-weight="normal" officeooo:rsid="012388bb" officeooo:paragraph-rsid="012388bb" style:font-name-asian="Times New Roman" style:font-size-asian="10pt" style:font-weight-asian="normal" style:font-weight-complex="normal"/>
    </style:style>
    <style:style style:name="P49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28920a" style:font-name-asian="Times New Roman" style:font-size-asian="10pt" style:font-weight-asian="normal" style:font-weight-complex="normal"/>
    </style:style>
    <style:style style:name="P50" style:family="paragraph" style:parent-style-name="Standard">
      <style:text-properties officeooo:paragraph-rsid="01017a94"/>
    </style:style>
    <style:style style:name="P51" style:family="paragraph" style:parent-style-name="Roboto_20_light">
      <style:text-properties officeooo:paragraph-rsid="01017a94"/>
    </style:style>
    <style:style style:name="P52" style:family="paragraph" style:parent-style-name="Standard">
      <style:text-properties officeooo:paragraph-rsid="0121cf8f"/>
    </style:style>
    <style:style style:name="P53" style:family="paragraph" style:parent-style-name="Standard">
      <style:text-properties officeooo:rsid="00d493c0" officeooo:paragraph-rsid="0128920a"/>
    </style:style>
    <style:style style:name="P54" style:family="paragraph" style:parent-style-name="Standard">
      <style:text-properties officeooo:rsid="0128920a" officeooo:paragraph-rsid="0128920a"/>
    </style:style>
    <style:style style:name="P55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56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57" style:family="paragraph" style:parent-style-name="Heading_20_1">
      <style:paragraph-properties fo:break-before="page"/>
    </style:style>
    <style:style style:name="P58" style:family="paragraph" style:parent-style-name="Heading_20_1">
      <style:text-properties officeooo:paragraph-rsid="0128920a"/>
    </style:style>
    <style:style style:name="P59" style:family="paragraph" style:parent-style-name="Heading_20_1">
      <style:text-properties officeooo:rsid="00f08541" officeooo:paragraph-rsid="0128920a"/>
    </style:style>
    <style:style style:name="P60" style:family="paragraph" style:parent-style-name="Heading_20_1">
      <style:text-properties officeooo:paragraph-rsid="01017a94"/>
    </style:style>
    <style:style style:name="P61" style:family="paragraph" style:parent-style-name="Heading_20_1">
      <style:text-properties officeooo:paragraph-rsid="0121cf8f"/>
    </style:style>
    <style:style style:name="P62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63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64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1ce462" officeooo:paragraph-rsid="011ce462" fo:background-color="transparent"/>
    </style:style>
    <style:style style:name="P65" style:family="paragraph" style:parent-style-name="Standard">
      <style:text-properties style:use-window-font-color="true" loext:opacity="0%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66" style:family="paragraph" style:parent-style-name="Standard">
      <style:text-properties style:use-window-font-color="true" loext:opacity="0%" style:font-name="Roboto Light1" fo:font-size="10pt" fo:language="de" fo:country="CH" officeooo:rsid="012ff744" officeooo:paragraph-rsid="012d3f3f" fo:background-color="transparent" style:font-name-asian="Times New Roman" style:font-size-asian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12bb0ad"/>
    </style:style>
    <style:style style:name="T3" style:family="text">
      <style:text-properties style:font-name="Roboto Light1" fo:font-size="9pt" style:font-size-asian="9pt" style:font-size-complex="9pt"/>
    </style:style>
    <style:style style:name="T4" style:family="text">
      <style:text-properties officeooo:rsid="00c8f426"/>
    </style:style>
    <style:style style:name="T5" style:family="text">
      <style:text-properties officeooo:rsid="01276b64"/>
    </style:style>
    <style:style style:name="T6" style:family="text">
      <style:text-properties style:font-name="Roboto Slab" fo:font-weight="normal" style:font-weight-asian="normal" style:font-weight-complex="normal"/>
    </style:style>
    <style:style style:name="T7" style:family="text">
      <style:text-properties officeooo:rsid="00ed9e3a"/>
    </style:style>
    <style:style style:name="T8" style:family="text">
      <style:text-properties style:font-name="Roboto Light2" fo:font-size="9pt" fo:background-color="transparent" loext:char-shading-value="0" style:font-size-asian="9pt" style:font-size-complex="9pt"/>
    </style:style>
    <style:style style:name="T9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10" style:family="text">
      <style:text-properties officeooo:rsid="0128920a"/>
    </style:style>
    <style:style style:name="T11" style:family="text">
      <style:text-properties officeooo:rsid="012a8cf0"/>
    </style:style>
    <style:style style:name="T12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3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8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9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subject" text:anchor-type="page" text:anchor-page-number="1" svg:x="1.4528in" svg:y="2.2417in" svg:width="6.0602in" draw:z-index="7">
        <draw:text-box fo:min-height="0.4862in">
          <text:p text:style-name="P55">Cur<text:span text:style-name="T7">r</text:span>iculum Vitae</text:p>
        </draw:text-box>
      </draw:frame>
      <draw:frame draw:style-name="fr3" draw:name="Frame6" text:anchor-type="page" text:anchor-page-number="1" svg:x="2.4555in" svg:y="0.9209in" svg:width="0.7681in" draw:z-index="6">
        <draw:text-box fo:min-height="0.1744in">
          <text:p text:style-name="P38">Projektkürzel</text:p>
        </draw:text-box>
      </draw:frame>
      <draw:frame draw:style-name="fr4" draw:name="pitc_customer_shortid" text:anchor-type="page" text:anchor-page-number="1" svg:x="1.4665in" svg:y="1.1in" svg:width="0.6547in" draw:z-index="5">
        <draw:text-box fo:min-height="0.3126in">
          <text:p text:style-name="P42">[CLIENT]</text:p>
        </draw:text-box>
      </draw:frame>
      <draw:frame draw:style-name="fr5" draw:name="Frame7" text:anchor-type="page" text:anchor-page-number="1" svg:x="3.4701in" svg:y="0.9299in" svg:width="0.7681in" draw:z-index="4">
        <draw:text-box fo:min-height="0.1744in">
          <text:p text:style-name="P38">Bereichskürzel</text:p>
        </draw:text-box>
      </draw:frame>
      <draw:frame draw:style-name="fr6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4" draw:name="pitc_org_unit" text:anchor-type="page" text:anchor-page-number="1" svg:x="3.4701in" svg:y="1.1in" svg:width="0.6772in" draw:z-index="2">
        <draw:text-box fo:min-height="0.3126in">
          <text:p text:style-name="P42">[SECTION]</text:p>
        </draw:text-box>
      </draw:frame>
      <draw:frame draw:style-name="fr4" draw:name="pitc_project_shortid" text:anchor-type="page" text:anchor-page-number="1" svg:x="2.4555in" svg:y="1.0945in" svg:width="0.6472in" draw:z-index="1">
        <draw:text-box fo:min-height="0.3126in">
          <text:p text:style-name="P42">[PROJECT]</text:p>
        </draw:text-box>
      </draw:frame>
      <text:p text:style-name="P62"/>
      <text:p text:style-name="P40"/>
      <text:p text:style-name="P40"/>
      <text:p text:style-name="P41"/>
      <text:p text:style-name="P39">[TITLE_FUNCTION]</text:p>
      <text:p text:style-name="P40"/>
      <text:p text:style-name="P40"><draw:frame draw:style-name="fr1" draw:name="pitc_abstract" text:anchor-type="paragraph" svg:x="-0.1272in" svg:y="0.0138in" svg:width="6.3547in" draw:z-index="0"><draw:text-box fo:min-height="0.9563in"><text:p text:style-name="P9">Der vorliegende Lebenslauf ist nur für die Empfängerfirma bestimmt. </text:p></draw:text-box></draw:frame></text:p>
      <text:p text:style-name="P18"><text:span text:style-name="T8">erstellt am </text:span><text:span text:style-name="T9">[DATE]</text:span></text:p>
      <text:p text:style-name="P40"/>
      <text:p text:style-name="P30"/>
      <text:p text:style-name="P30"/>
      <text:p text:style-name="P30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6">1 <text:s text:c="3"/>Personalien<text:tab/>2</text:p>
          <text:p text:style-name="P56">2 <text:s text:c="3"/>Kompetenzen nach Level<text:tab/>2</text:p>
          <text:p text:style-name="P56">3 <text:s text:c="3"/>Kernkompetenzen<text:tab/>2</text:p>
          <text:p text:style-name="P56">4 <text:s text:c="3"/>Stationen<text:tab/>2</text:p>
          <text:p text:style-name="P56">5 <text:s text:c="3"/>Projekte<text:tab/>2</text:p>
          <text:p text:style-name="P56">6 <text:s text:c="3"/>Weiterbildung (Schulungen, Kurse, Konferenzen, Referate)<text:tab/>2</text:p>
          <text:p text:style-name="P56">7 <text:s text:c="3"/>Ausbildung<text:tab/>3</text:p>
        </text:index-body>
      </text:table-of-content>
      <text:p text:style-name="P30"/>
      <text:p text:style-name="P30"/>
      <text:p text:style-name="P31"/>
      <text:p text:style-name="P31"/>
      <text:p text:style-name="P32"/>
      <text:h text:style-name="P57" text:outline-level="1"><text:bookmark-start text:name="__RefHeading___Toc1707_3603873402"/><text:span text:style-name="T6">Personalien</text:span> <text:bookmark-end text:name="__RefHeading___Toc1707_3603873402"/>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23">Abschluss</text:p>
            </table:table-cell>
            <table:table-cell table:style-name="tbl-profile.B1" office:value-type="string">
              <text:list xml:id="list3149286447" text:style-name="L1">
                <text:list-header>
                  <text:p text:style-name="P63">[TITLE]</text:p>
                </text:list-header>
              </text:list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24">Sprachkenntnisse</text:p>
          </table:table-cell>
          <table:table-cell table:style-name="tbl-profile.B2" office:value-type="string">
            <text:list xml:id="list134848478008306" text:continue-numbering="true" text:style-name="L1">
              <text:list-header>
                <text:p text:style-name="P64">[LANGUAGES]</text:p>
              </text:list-header>
            </text:list>
          </table:table-cell>
        </table:table-row>
      </table:table>
      <text:h text:style-name="P58" text:outline-level="1"><text:bookmark-start text:name="__RefHeading___Toc381_3203683308"/><text:span text:style-name="T11">K</text:span>ompetenzen <text:span text:style-name="T10">nach Level</text:span><text:bookmark-end text:name="__RefHeading___Toc381_3203683308"/></text:h>
      <text:p text:style-name="P54">Der Entwickler hat sich selbst eingeschätzt.</text:p>
      <table:table table:name="LEVEL_COMPETENCES" table:style-name="LEVEL_5f_COMPETENCES">
        <table:table-column table:style-name="LEVEL_5f_COMPETENCES.A"/>
        <table:table-column table:style-name="LEVEL_5f_COMPETENCES.B"/>
        <table:table-header-rows>
          <table:table-row table:style-name="LEVEL_5f_COMPETENCES.1">
            <table:table-cell table:style-name="LEVEL_5f_COMPETENCES.A1" office:value-type="string">
              <text:p text:style-name="P49">Kategorie</text:p>
            </table:table-cell>
            <table:table-cell table:style-name="LEVEL_5f_COMPETENCES.B1" office:value-type="string">
              <text:p text:style-name="P49">Kompetenz</text:p>
            </table:table-cell>
          </table:table-row>
        </table:table-header-rows>
        <table:table-row table:style-name="LEVEL_5f_COMPETENCES.1">
          <table:table-cell table:style-name="LEVEL_5f_COMPETENCES.A2" office:value-type="string">
            <text:p text:style-name="P25">[CATEGORY]</text:p>
          </table:table-cell>
          <table:table-cell table:style-name="LEVEL_5f_COMPETENCES.B2" office:value-type="string">
            <text:p text:style-name="P27">[COMPETENCE]</text:p>
          </table:table-cell>
        </table:table-row>
      </table:table>
      <text:h text:style-name="P58" text:outline-level="1"><text:bookmark-start text:name="__RefHeading___Toc383_3203683308"/>Kernkompetenzen<text:bookmark-end text:name="__RefHeading___Toc383_3203683308"/></text:h>
      <text:p text:style-name="P53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49">Kategorie</text:p>
            </table:table-cell>
            <table:table-cell table:style-name="COMPETENCES.B1" office:value-type="string">
              <text:p text:style-name="P49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25">[CATEGORY]</text:p>
          </table:table-cell>
          <table:table-cell table:style-name="COMPETENCES.B2" office:value-type="string">
            <text:p text:style-name="P27">[COMPETENCE]</text:p>
          </table:table-cell>
        </table:table-row>
      </table:table>
      <text:h text:style-name="P59" text:outline-level="1"><text:bookmark-start text:name="__RefHeading___Toc1711_3603873402"/>Stationen<text:bookmark-end text:name="__RefHeading___Toc1711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44">Von</text:p>
            </table:table-cell>
            <table:table-cell table:style-name="ACTIVITIES.A1" office:value-type="string">
              <text:p text:style-name="P44">Bis</text:p>
            </table:table-cell>
            <table:table-cell table:style-name="ACTIVITIES.C1" office:value-type="string">
              <text:p text:style-name="P46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22">[MONTH_FROM][YEAR_FROM]</text:p>
          </table:table-cell>
          <table:table-cell table:style-name="ACTIVITIES.A2" office:value-type="string">
            <text:p text:style-name="P21">[MONTH_TO][YEAR_TO]</text:p>
          </table:table-cell>
          <table:table-cell table:style-name="ACTIVITIES.C2" office:value-type="string">
            <text:p text:style-name="P65">[ACTIVITY]</text:p>
            <text:p text:style-name="P65"/>
            <text:p text:style-name="P66">[ACTIVITY_DESCRIPTION]</text:p>
          </table:table-cell>
        </table:table-row>
      </table:table>
      <text:h text:style-name="P60" text:outline-level="1"><text:bookmark-start text:name="__RefHeading___Toc1713_3603873402"/>Projekte<text:bookmark-end text:name="__RefHeading___Toc1713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44">Von</text:p>
            </table:table-cell>
            <table:table-cell table:style-name="PROJECTS.A1" office:value-type="string">
              <text:p text:style-name="P44">Bis</text:p>
            </table:table-cell>
            <table:table-cell table:style-name="PROJECTS.C1" office:value-type="string">
              <text:p text:style-name="P47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20">[MONTH_FROM][YEAR_FROM]</text:p>
          </table:table-cell>
          <table:table-cell table:style-name="PROJECTS.A2" office:value-type="string">
            <text:p text:style-name="P51">[MONTH_TO][YEAR_TO]</text:p>
          </table:table-cell>
          <table:table-cell table:style-name="PROJECTS.C2" office:value-type="string">
            <text:p text:style-name="P34">[PROJECT_TITLE]</text:p>
            <text:p text:style-name="P26"/>
            <text:p text:style-name="P33">Projektbeschreibung</text:p>
            <text:p text:style-name="P50">[PROJECT_DESCRIPTION]</text:p>
            <text:p text:style-name="P35"/>
            <text:p text:style-name="P33">Rolle und Aufgaben im Projekt</text:p>
            <text:p text:style-name="P50">[PROJECT_ROLE]</text:p>
            <text:p text:style-name="P35"/>
            <text:p text:style-name="P33">Eingesetzte Technologien und Methoden</text:p>
            <text:p text:style-name="P50">[PROJECT_TECHNOLOGY]</text:p>
          </table:table-cell>
        </table:table-row>
      </table:table>
      <text:h text:style-name="P60" text:outline-level="1"><text:bookmark-start text:name="__RefHeading___Toc1715_3603873402"/>Weiterbildung (Schulungen, Kurse, Konferenzen, Referate)<text:bookmark-end text:name="__RefHeading___Toc1715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44">Von</text:p>
            </table:table-cell>
            <table:table-cell table:style-name="ADVANCED_5f_TRAININGS.A1" office:value-type="string">
              <text:p text:style-name="P44">Bis</text:p>
            </table:table-cell>
            <table:table-cell table:style-name="ADVANCED_5f_TRAININGS.C1" office:value-type="string">
              <text:p text:style-name="P45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28">[MONTH_FROM][YEAR_FROM]</text:p>
          </table:table-cell>
          <table:table-cell table:style-name="ADVANCED_5f_TRAININGS.B2" office:value-type="string">
            <text:p text:style-name="P28">[MONTH_TO][YEAR_TO]</text:p>
          </table:table-cell>
          <table:table-cell table:style-name="ADVANCED_5f_TRAININGS.C2" office:value-type="string">
            <text:p text:style-name="P37">[ADVANCED_TRAINING]</text:p>
          </table:table-cell>
        </table:table-row>
      </table:table>
      <text:h text:style-name="P61" text:outline-level="1"><text:bookmark-start text:name="__RefHeading___Toc1717_3603873402"/><text:soft-page-break/>Ausbildung<text:bookmark-end text:name="__RefHeading___Toc1717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43">Von</text:p>
            </table:table-cell>
            <table:table-cell table:style-name="EDUCATIONS.A1" office:value-type="string">
              <text:p text:style-name="P43">Bis</text:p>
            </table:table-cell>
            <table:table-cell table:style-name="EDUCATIONS.C1" office:value-type="string">
              <text:p text:style-name="P48">Ausbildung</text:p>
            </table:table-cell>
          </table:table-row>
        </table:table-header-rows>
        <table:table-row>
          <table:table-cell table:style-name="EDUCATIONS.A2" office:value-type="string">
            <text:p text:style-name="P29">[MONTH_FROM][YEAR_FROM]</text:p>
          </table:table-cell>
          <table:table-cell table:style-name="EDUCATIONS.B2" office:value-type="string">
            <text:p text:style-name="P29">[MONTH_TO][YEAR_TO]</text:p>
          </table:table-cell>
          <table:table-cell table:style-name="EDUCATIONS.C2" office:value-type="string">
            <text:p text:style-name="P36">[EDUCATION]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style:contextual-spacing="false" fo:orphans="2" fo:widows="2"/>
      <style:text-properties style:use-window-font-color="true" loext:opacity="0%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style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style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loext:opacity="0%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style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style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style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style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style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style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style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1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style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loext:opacity="0%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style:contextual-spacing="false" fo:text-indent="-0.3252in" style:auto-text-indent="false">
        <style:tab-stops/>
      </style:paragraph-properties>
      <style:text-properties fo:color="#000000" loext:opacity="100%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style:contextual-spacing="false" fo:text-indent="-0.4307in" style:auto-text-indent="false">
        <style:tab-stops/>
      </style:paragraph-properties>
      <style:text-properties fo:color="#000000" loext:opacity="100%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style:contextual-spacing="false" fo:text-indent="-0.5445in" style:auto-text-indent="false">
        <style:tab-stops/>
      </style:paragraph-properties>
      <style:text-properties fo:color="#000000" loext:opacity="100%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style:contextual-spacing="false" fo:text-indent="0.0008in" style:auto-text-indent="false"/>
      <style:text-properties fo:color="#000000" loext:opacity="100%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style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style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loext:opacity="0%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loext:opacity="100%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loext:opacity="0%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loext:opacity="0%" style:font-name="Humnst777 BT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loext:opacity="0%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min-label-width="0.5902in" text:min-label-distance="0.0783in"/>
      </text:outline-level-style>
      <text:outline-level-style text:level="2" loext:num-list-format="%1%.%2%" style:num-format="1" text:display-levels="2">
        <style:list-level-properties text:min-label-width="0.5902in" text:min-label-distance="0.0783in"/>
      </text:outline-level-style>
      <text:outline-level-style text:level="3" loext:num-list-format="%1%.%2%.%3%" style:num-format="1" text:display-levels="3">
        <style:list-level-properties text:min-label-width="0.5902in" text:min-label-distance="0.0783in"/>
      </text:outline-level-style>
      <text:outline-level-style text:level="4" loext:num-list-format="%1%.%2%.%3%.%4%" style:num-format="1" text:display-levels="4">
        <style:list-level-properties text:min-label-width="0.5902in" text:min-label-distance="0.0783in"/>
      </text:outline-level-style>
      <text:outline-level-style text:level="5" loext:num-list-format="%1%.%2%.%3%.%4%.%5%" style:num-format="1" text:display-levels="5">
        <style:list-level-properties text:min-label-width="0.5902in" text:min-label-distance="0.0783in"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loext:num-list-format="%1%" style:num-format="1">
        <style:list-level-properties text:min-label-width="0.3in"/>
      </text:list-level-style-number>
      <text:list-level-style-number text:level="2" loext:num-list-format="%1%.%2%" style:num-format="1" text:display-levels="2">
        <style:list-level-properties text:min-label-width="0.4in"/>
      </text:list-level-style-number>
      <text:list-level-style-number text:level="3" loext:num-list-format="%1%.%2%.%3%" style:num-format="1" text:display-levels="3">
        <style:list-level-properties text:min-label-width="0.5in"/>
      </text:list-level-style-number>
      <text:list-level-style-number text:level="4" loext:num-list-format="%1%.%2%.%3%.%4%" style:num-format="1" text:display-levels="4">
        <style:list-level-properties text:min-label-width="0.6in"/>
      </text:list-level-style-number>
      <text:list-level-style-number text:level="5" loext:num-list-format="%1%.%2%.%3%.%4%.%5%" style:num-format="1" text:display-levels="5">
        <style:list-level-properties text:min-label-width="0.7in"/>
      </text:list-level-style-number>
      <text:list-level-style-number text:level="6" loext:num-list-format="%1%.%2%.%3%.%4%.%5%.%6%" style:num-format="1" text:display-levels="6">
        <style:list-level-properties text:min-label-width="0.8in"/>
      </text:list-level-style-number>
      <text:list-level-style-number text:level="7" loext:num-list-format="%1%.%2%.%3%.%4%.%5%.%6%.%7%" style:num-format="1" text:display-levels="7">
        <style:list-level-properties text:min-label-width="0.9in"/>
      </text:list-level-style-number>
      <text:list-level-style-number text:level="8" loext:num-list-format="%1%.%2%.%3%.%4%.%5%.%6%.%7%.%8%" style:num-format="1" text:display-levels="8">
        <style:list-level-properties text:min-label-width="1in"/>
      </text:list-level-style-number>
      <text:list-level-style-number text:level="9" loext:num-list-format="%1%.%2%.%3%.%4%.%5%.%6%.%7%.%8%.%9%" style:num-format="1" text:display-levels="9">
        <style:list-level-properties text:min-label-width="1.1in"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5.9076in" fo:margin-left="0.0389in" table:align="left"/>
    </style:style>
    <style:style style:name="Tabelle1.A" style:family="table-column">
      <style:table-column-properties style:column-width="4.0549in"/>
    </style:style>
    <style:style style:name="Tabelle1.B" style:family="table-column">
      <style:table-column-properties style:column-width="1.8528in"/>
    </style:style>
    <style:style style:name="Tabelle1.1" style:family="table-row">
      <style:table-row-properties style:min-row-height="0.1271in"/>
    </style:style>
    <style:style style:name="Tabelle1.A1" style:family="table-cell">
      <style:table-cell-properties fo:padding="0in" fo:border="none"/>
    </style:style>
    <style:style style:name="Tabelle1.2" style:family="table-row">
      <style:table-row-properties style:min-row-height="0.1826in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text-align="end" style:justify-single-word="false"/>
      <style:text-properties fo:font-size="8pt" officeooo:paragraph-rsid="012bb0ad" style:font-size-asian="8pt"/>
    </style:style>
    <style:style style:name="MP7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8" style:family="paragraph" style:parent-style-name="Standard">
      <style:text-properties style:font-name="Roboto Light2" officeooo:paragraph-rsid="00389352"/>
    </style:style>
    <style:style style:name="MP9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10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1" style:family="paragraph" style:parent-style-name="Standard">
      <style:paragraph-properties fo:text-align="end" style:justify-single-word="false"/>
    </style:style>
    <style:style style:name="MP12" style:family="paragraph" style:parent-style-name="Standard">
      <style:paragraph-properties fo:text-align="start" style:justify-single-word="false"/>
    </style:style>
    <style:style style:name="MP13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fb58c" officeooo:paragraph-rsid="010fb58c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7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12bb0ad"/>
    </style:style>
    <style:style style:name="MT3" style:family="text"/>
    <style:style style:name="MT4" style:family="text">
      <style:text-properties style:font-name="Roboto Light1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officeooo:rsid="01276b64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 draw:style-name="Mdp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5-05-07T13:48:47.206961181">5/7/25</text:date></text:span><text:span text:style-name="MT1">w</text:span><text:span text:style-name="MT1"><text:word-count>193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 draw:style-name="Mdp1"/>
    <style:master-page style:name="Left_20_Page" style:display-name="Left Page" style:page-layout-name="Mpm3" draw:style-name="Mdp1" style:next-style-name="Right_20_Page"/>
    <style:master-page style:name="Endnote" style:page-layout-name="Mpm4" draw:style-name="Mdp1"/>
    <style:master-page style:name="Next_20_convert_20_1" style:display-name="Next convert 1" style:page-layout-name="Mpm5" draw:style-name="Mdp1">
      <style:header>
        <text:p text:style-name="MP5"><draw:frame draw:style-name="Mfr1" draw:name="Frame2" text:anchor-type="paragraph" svg:x="4.7161in" svg:y="0in" svg:width="1.3201in" draw:z-index="10"><draw:text-box fo:min-height="0.2335in"><text:p text:style-name="MP6">Puzzle ITC <text:span text:style-name="MT2">AG</text:span></text:p></draw:text-box></draw:frame>Curriculum Vitae</text:p>
      </style:header>
      <style:footer>
        <text:p text:style-name="MP7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 draw:style-name="Mdp1">
      <style:header>
        <text:p text:style-name="MP8"><draw:frame draw:style-name="Mfr3" draw:name="Frame3" text:anchor-type="paragraph" svg:x="4.7201in" svg:y="0in" svg:width="1.3201in" draw:z-index="0"><draw:text-box fo:min-height="0.2335in"><text:p text:style-name="MP9">Puzzle ITC GmbH</text:p></draw:text-box></draw:frame>Curriculum Vitae - <text:span text:style-name="MT5">[HEADER_INFO]</text:span> <text:s/></text:p>
      </style:header>
      <style:footer>
        <text:p text:style-name="MP7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 draw:style-name="Mdp1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10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draw:style-name="Mdp1" style:next-style-name="Next_20_convert_20_1">
      <style:header>
        <text:p text:style-name="MP11"><draw:frame draw:style-name="Mfr5" draw:name="Image1" text:anchor-type="paragraph" svg:x="3.7736in" svg:y="0.1291in" svg:width="2.2402in" svg:height="0.5799in" draw:z-index="8"><draw:image xlink:href="Pictures/1000689D0000200A0000085FDDE4D72C7DCACCAE.svg" xlink:type="simple" xlink:show="embed" xlink:actuate="onLoad" draw:mime-type="image/svg+xml"/><draw:image xlink:href="Pictures/1000000100000136000000517F36BDB1960878B0.png" xlink:type="simple" xlink:show="embed" xlink:actuate="onLoad" draw:mime-type="image/png"/><svg:title>logo_tagline</svg:title><svg:desc>Created with Sketch.</svg:desc></draw:frame></text:p>
        <text:p text:style-name="Standard"/>
        <text:p text:style-name="MP12"/>
        <text:p text:style-name="MP11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3">Puzzle ITC <text:span text:style-name="MT2">AG</text:span></text:p>
            </table:table-cell>
            <table:table-cell table:style-name="Tabelle1.A1" office:value-type="string">
              <text:p text:style-name="MP14"/>
            </table:table-cell>
          </table:table-row>
          <table:table-row table:style-name="Tabelle1.2">
            <table:table-cell table:style-name="Tabelle1.A1" office:value-type="string">
              <text:p text:style-name="MP15">[NIEDERLASSUNG]</text:p>
            </table:table-cell>
            <table:table-cell table:style-name="Tabelle1.A1" office:value-type="string">
              <text:p text:style-name="MP16"><text:span text:style-name="MT6">www.puzzle.ch / </text:span>info@puzzle.ch</text:p>
            </table:table-cell>
          </table:table-row>
        </table:table>
        <text:p text:style-name="MP17"/>
      </style:footer>
    </style:master-page>
    <style:master-page style:name="HTML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6-05-02T15:05:33.445849133</meta:creation-date>
    <meta:editing-cycles>182</meta:editing-cycles>
    <meta:editing-duration>PT11H30M8S</meta:editing-duration>
    <dc:date>2025-05-07T13:48:47.140660327</dc:date>
    <dc:title>Curriculum Vitae</dc:title>
    <meta:document-statistic meta:table-count="8" meta:image-count="1" meta:object-count="0" meta:page-count="3" meta:paragraph-count="91" meta:word-count="193" meta:character-count="1575" meta:non-whitespace-character-count="1448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